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e9ad6" officeooo:paragraph-rsid="001e9ad6" style:font-size-asian="16pt" style:font-size-complex="18.25pt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存储过程</text:p>
      <text:p text:style-name="P1"><text:s/>public static <text:s/>void testp(){</text:p>
      <text:p text:style-name="P1"><text:tab/> String driver="oracle.jdbc.OracleDriver";</text:p>
      <text:p text:style-name="P1"><text:tab/> </text:p>
      <text:p text:style-name="P1"><text:s/></text:p>
      <text:p text:style-name="P1"><text:tab/> String connstr="jdbc:oracle:thin:@192.168.42.71:1521:orcl";</text:p>
      <text:p text:style-name="P1"><text:tab/> Connection conn=null;</text:p>
      <text:p text:style-name="P1"><text:tab/> CallableStatement cs=null;</text:p>
      <text:p text:style-name="P1"><text:tab/> try {</text:p>
      <text:p text:style-name="P1"><text:tab/><text:tab/>Class.forName(driver);</text:p>
      <text:p text:style-name="P1"><text:tab/><text:tab/>conn=DriverManager.getConnection(connstr, "scott", "tight");</text:p>
      <text:p text:style-name="P1"><text:tab/><text:tab/>//获得CallableStatement对象,调用的sql ：{call contysal(?,?)}</text:p>
      <text:p text:style-name="P1"><text:tab/><text:tab/>cs=conn.<text:span text:style-name="T1">prepareCall</text:span>("{call contysal(?,?)}");</text:p>
      <text:p text:style-name="P1"><text:tab/><text:tab/>cs.setInt(1, 7369);</text:p>
      <text:p text:style-name="P1"><text:tab/><text:tab/>//注册oracle的输出参数的类型</text:p>
      <text:p text:style-name="P1"><text:tab/><text:tab/>cs.<text:span text:style-name="T1">registerOutParameter</text:span>(2, OracleTypes.NUMBER);</text:p>
      <text:p text:style-name="P1"><text:tab/><text:tab/>//执行存储过程</text:p>
      <text:p text:style-name="P1"><text:tab/><text:tab/><text:span text:style-name="T1">cs.execute</text:span>();</text:p>
      <text:p text:style-name="P1"><text:tab/><text:tab/>//获得返回值</text:p>
      <text:p text:style-name="P1"><text:tab/><text:tab/>int ysal=cs.getInt(2);</text:p>
      <text:p text:style-name="P1"><text:tab/><text:tab/>System.out.println(ysal);</text:p>
      <text:p text:style-name="P1"><text:tab/>} catch (ClassNotFoundException e) {</text:p>
      <text:p text:style-name="P1"><text:tab/><text:tab/></text:p>
      <text:p text:style-name="P1"><text:tab/><text:tab/>e.printStackTrace();</text:p>
      <text:p text:style-name="P1"><text:tab/>} catch (SQLException e) {</text:p>
      <text:p text:style-name="P1"><text:tab/><text:tab/></text:p>
      <text:p text:style-name="P1"><text:tab/><text:tab/>e.printStackTrace();</text:p>
      <text:p text:style-name="P1"><text:tab/>}finally{</text:p>
      <text:p text:style-name="P1"><text:tab/><text:tab/>try {</text:p>
      <text:p text:style-name="P1"><text:tab/><text:tab/><text:tab/></text:p>
      <text:p text:style-name="P1"><text:tab/><text:tab/><text:tab/>if(cs!=null)</text:p>
      <text:p text:style-name="P1"><text:soft-page-break/><text:tab/><text:tab/><text:tab/>cs.close();</text:p>
      <text:p text:style-name="P1"><text:tab/><text:tab/><text:tab/>if(conn!=null)</text:p>
      <text:p text:style-name="P1"><text:tab/><text:tab/> <text:s text:c="5"/>conn.close();</text:p>
      <text:p text:style-name="P1"><text:tab/><text:tab/>} catch (SQLException e) {</text:p>
      <text:p text:style-name="P1"><text:tab/><text:tab/><text:tab/>e.printStackTrace();</text:p>
      <text:p text:style-name="P1"><text:tab/><text:tab/>}</text:p>
      <text:p text:style-name="P1"><text:tab/><text:tab/></text:p>
      <text:p text:style-name="P1"><text:tab/>}</text:p>
      <text:p text:style-name="P1"><text:tab/> </text:p>
      <text:p text:style-name="P1"><text:s/>}//存储函数</text:p>
      <text:p text:style-name="P1"><text:s/>public static <text:s/>void testfun(){</text:p>
      <text:p text:style-name="P1"><text:tab/> String driver="oracle.jdbc.OracleDriver";</text:p>
      <text:p text:style-name="P1"><text:tab/> </text:p>
      <text:p text:style-name="P1"><text:s/></text:p>
      <text:p text:style-name="P1"><text:tab/> String connstr="jdbc:oracle:thin:@192.168.42.71:1521:orcl";</text:p>
      <text:p text:style-name="P1"><text:tab/> Connection conn=null;</text:p>
      <text:p text:style-name="P1"><text:tab/> CallableStatement cs=null;</text:p>
      <text:p text:style-name="P1"><text:tab/> try {</text:p>
      <text:p text:style-name="P1"><text:tab/><text:tab/>Class.forName(driver);</text:p>
      <text:p text:style-name="P1"><text:tab/><text:tab/>conn=DriverManager.getConnection(connstr, "scott", "tight");</text:p>
      <text:p text:style-name="P1"><text:tab/><text:tab/>//获得CallableStatement对象,调用的sql ：{?=call countysal(?)}</text:p>
      <text:p text:style-name="P1"><text:tab/><text:tab/>cs=conn.<text:span text:style-name="T1">prepareCall</text:span>("{?=call countysal(?)}");</text:p>
      <text:p text:style-name="P1"><text:tab/><text:tab/>cs.setInt(2, 7369);</text:p>
      <text:p text:style-name="P1"><text:tab/><text:tab/>//注册oracle的输出参数的类型</text:p>
      <text:p text:style-name="P1"><text:tab/><text:tab/>cs.<text:span text:style-name="T1">registerOutParameter</text:span>(1, OracleTypes.NUMBER);</text:p>
      <text:p text:style-name="P1"><text:tab/><text:tab/>//执行存储过程</text:p>
      <text:p text:style-name="P1"><text:tab/><text:tab/>cs.<text:span text:style-name="T1">execute()</text:span>;</text:p>
      <text:p text:style-name="P1"><text:tab/><text:tab/>//获得返回值</text:p>
      <text:p text:style-name="P1"><text:tab/><text:tab/>int ysal=cs.getInt(1);</text:p>
      <text:p text:style-name="P1"><text:tab/><text:tab/>System.out.println(ysal);</text:p>
      <text:p text:style-name="P1"><text:tab/>} catch (ClassNotFoundException e) {</text:p>
      <text:p text:style-name="P1"><text:soft-page-break/><text:tab/><text:tab/></text:p>
      <text:p text:style-name="P1"><text:tab/><text:tab/>e.printStackTrace();</text:p>
      <text:p text:style-name="P1"><text:tab/>} catch (SQLException e) {</text:p>
      <text:p text:style-name="P1"><text:tab/><text:tab/></text:p>
      <text:p text:style-name="P1"><text:tab/><text:tab/>e.printStackTrace();</text:p>
      <text:p text:style-name="P1"><text:tab/>}finally{</text:p>
      <text:p text:style-name="P1"><text:tab/><text:tab/>try {</text:p>
      <text:p text:style-name="P1"><text:tab/><text:tab/><text:tab/></text:p>
      <text:p text:style-name="P1"><text:tab/><text:tab/><text:tab/>if(cs!=null)</text:p>
      <text:p text:style-name="P1"><text:tab/><text:tab/><text:tab/>cs.close();</text:p>
      <text:p text:style-name="P1"><text:tab/><text:tab/><text:tab/>if(conn!=null)</text:p>
      <text:p text:style-name="P1"><text:tab/><text:tab/> <text:s text:c="5"/>conn.close();</text:p>
      <text:p text:style-name="P1"><text:tab/><text:tab/>} catch (SQLException e) {</text:p>
      <text:p text:style-name="P1"><text:tab/><text:tab/><text:tab/>e.printStackTrace();</text:p>
      <text:p text:style-name="P1"><text:tab/><text:tab/>}</text:p>
      <text:p text:style-name="P1"><text:tab/><text:tab/></text:p>
      <text:p text:style-name="P1"><text:tab/>}</text:p>
      <text:p text:style-name="P1"><text:tab/> </text:p>
      <text:p text:style-name="P1"><text:s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12S</meta:editing-duration>
    <meta:editing-cycles>4</meta:editing-cycles>
    <meta:generator>LibreOffice/5.3.0.3$Windows_X86_64 LibreOffice_project/7074905676c47b82bbcfbea1aeefc84afe1c50e1</meta:generator>
    <dc:date>2018-03-06T23:42:00.653000000</dc:date>
    <meta:document-statistic meta:table-count="0" meta:image-count="0" meta:object-count="0" meta:page-count="3" meta:paragraph-count="82" meta:word-count="200" meta:character-count="1649" meta:non-whitespace-character-count="1421"/>
    <meta:user-defined meta:name="Info 1"/>
    <meta:user-defined meta:name="Info 2"/>
    <meta:user-defined meta:name="Info 3"/>
    <meta:user-defined meta:name="Info 4"/>
  </office:meta>
</office:document-meta>
</file>